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0d41"/>
    </style:style>
    <style:style style:name="P2" style:family="paragraph" style:parent-style-name="Standard">
      <style:text-properties fo:font-weight="bold" officeooo:rsid="002b176a" officeooo:paragraph-rsid="002b176a" style:font-weight-asian="bold" style:font-weight-complex="bold"/>
    </style:style>
    <style:style style:name="P3" style:family="paragraph" style:parent-style-name="Standard">
      <style:paragraph-properties fo:text-align="center" style:justify-single-word="false"/>
      <style:text-properties style:font-name="DejaVu Sans" fo:font-size="18pt" fo:font-weight="bold" officeooo:rsid="001c0d41" officeooo:paragraph-rsid="001c0d41"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DejaVu Sans" officeooo:rsid="001c0d41" officeooo:paragraph-rsid="001c0d41"/>
    </style:style>
    <style:style style:name="P5" style:family="paragraph" style:parent-style-name="Standard">
      <style:text-properties style:font-name="DejaVu Sans" officeooo:rsid="001c0d41" officeooo:paragraph-rsid="001c0d41"/>
    </style:style>
    <style:style style:name="P6" style:family="paragraph" style:parent-style-name="Standard">
      <style:text-properties style:font-name="DejaVu Sans" officeooo:rsid="001c0d41" officeooo:paragraph-rsid="00202248"/>
    </style:style>
    <style:style style:name="P7" style:family="paragraph" style:parent-style-name="Standard">
      <style:text-properties style:font-name="DejaVu Sans" fo:font-weight="bold" officeooo:rsid="001c0d41" officeooo:paragraph-rsid="001c0d41" style:font-weight-asian="bold" style:font-weight-complex="bold"/>
    </style:style>
    <style:style style:name="P8" style:family="paragraph" style:parent-style-name="Standard">
      <style:text-properties style:font-name="DejaVu Sans" fo:font-weight="bold" officeooo:rsid="001c0d41" officeooo:paragraph-rsid="00202248" style:font-weight-asian="bold" style:font-weight-complex="bold"/>
    </style:style>
    <style:style style:name="P9" style:family="paragraph" style:parent-style-name="Standard">
      <style:text-properties style:font-name="DejaVu Sans" officeooo:rsid="001e000a" officeooo:paragraph-rsid="001e000a"/>
    </style:style>
    <style:style style:name="P10" style:family="paragraph" style:parent-style-name="Standard">
      <style:text-properties officeooo:rsid="0024af6a" officeooo:paragraph-rsid="0024af6a"/>
    </style:style>
    <style:style style:name="P11" style:family="paragraph" style:parent-style-name="Standard">
      <style:text-properties officeooo:paragraph-rsid="0024af6a"/>
    </style:style>
    <style:style style:name="P12" style:family="paragraph" style:parent-style-name="Standard">
      <style:text-properties officeooo:rsid="002b176a" officeooo:paragraph-rsid="002b176a"/>
    </style:style>
    <style:style style:name="P13" style:family="paragraph" style:parent-style-name="Standard">
      <style:text-properties style:font-name="DejaVu Sans" officeooo:rsid="0024af6a" officeooo:paragraph-rsid="001c0d41"/>
    </style:style>
    <style:style style:name="P14" style:family="paragraph" style:parent-style-name="Standard">
      <style:text-properties style:font-name="DejaVu Sans" fo:font-weight="bold" officeooo:rsid="0024af6a" officeooo:paragraph-rsid="0024af6a" style:font-weight-asian="bold" style:font-weight-complex="bold"/>
    </style:style>
    <style:style style:name="P15" style:family="paragraph" style:parent-style-name="Standard">
      <style:text-properties style:font-name="DejaVu Sans" fo:font-weight="bold" officeooo:rsid="00263250" officeooo:paragraph-rsid="0024af6a" style:font-weight-asian="bold" style:font-weight-complex="bold"/>
    </style:style>
    <style:style style:name="P16" style:family="paragraph" style:parent-style-name="Standard">
      <style:text-properties style:font-name="DejaVu Sans" officeooo:rsid="00263250" officeooo:paragraph-rsid="0024af6a"/>
    </style:style>
    <style:style style:name="P17" style:family="paragraph" style:parent-style-name="Standard">
      <style:text-properties style:font-name="DejaVu Sans" officeooo:rsid="002868f1" officeooo:paragraph-rsid="0024af6a"/>
    </style:style>
    <style:style style:name="P18" style:family="paragraph" style:parent-style-name="Standard">
      <style:text-properties style:font-name="DejaVu Sans" officeooo:rsid="002a3380" officeooo:paragraph-rsid="0024af6a"/>
    </style:style>
    <style:style style:name="T1" style:family="text">
      <style:text-properties style:text-position="0% 100%" style:font-name="DejaVu Sans" officeooo:rsid="00263250"/>
    </style:style>
    <style:style style:name="T2" style:family="text">
      <style:text-properties officeooo:rsid="001e4528"/>
    </style:style>
    <style:style style:name="T3" style:family="text">
      <style:text-properties style:font-name="DejaVu Sans"/>
    </style:style>
    <style:style style:name="T4" style:family="text">
      <style:text-properties style:font-name="DejaVu Sans" officeooo:rsid="001e4528"/>
    </style:style>
    <style:style style:name="T5" style:family="text">
      <style:text-properties style:font-name="DejaVu Sans" officeooo:rsid="001c0d41"/>
    </style:style>
    <style:style style:name="T6" style:family="text">
      <style:text-properties style:font-name="DejaVu Sans" officeooo:rsid="0022380f"/>
    </style:style>
    <style:style style:name="T7" style:family="text">
      <style:text-properties style:font-name="DejaVu Sans" officeooo:rsid="00231d97"/>
    </style:style>
    <style:style style:name="T8" style:family="text">
      <style:text-properties style:font-name="DejaVu Sans" officeooo:rsid="0024af6a"/>
    </style:style>
    <style:style style:name="T9" style:family="text">
      <style:text-properties style:font-name="DejaVu Sans" officeooo:rsid="00263250"/>
    </style:style>
    <style:style style:name="T10" style:family="text">
      <style:text-properties style:font-name="DejaVu Sans" officeooo:rsid="00266f01"/>
    </style:style>
    <style:style style:name="T11" style:family="text">
      <style:text-properties style:font-name="DejaVu Sans" officeooo:rsid="002868f1"/>
    </style:style>
    <style:style style:name="T12" style:family="text">
      <style:text-properties style:font-name="DejaVu Sans" officeooo:rsid="002a3380"/>
    </style:style>
    <style:style style:name="T13" style:family="text">
      <style:text-properties style:font-name="DejaVu Sans" officeooo:rsid="002c0a6e"/>
    </style:style>
    <style:style style:name="T14" style:family="text">
      <style:text-properties style:font-name="DejaVu Sans" officeooo:rsid="002e9d1e"/>
    </style:style>
    <style:style style:name="T15" style:family="text">
      <style:text-properties style:font-name="DejaVu Sans" officeooo:rsid="002f5666"/>
    </style:style>
    <style:style style:name="T16" style:family="text">
      <style:text-properties officeooo:rsid="003331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ere To Open A Bubble Tea Shop</text:p>
      <text:p text:style-name="P4"/>
      <text:p text:style-name="P4"><text:span text:style-name="T16">By </text:span>Jameson McCowan</text:p>
      <text:p text:style-name="P4"/>
      <text:p text:style-name="P4">November 6, 2020</text:p>
      <text:p text:style-name="P5"/>
      <text:p text:style-name="P5"/>
      <text:p text:style-name="P7">Introduction</text:p>
      <text:p text:style-name="P7"/>
      <text:p text:style-name="P6"><text:tab/>I love bubble tea. Enough that I've thought about opening my own bubble tea shop. There are a few in my area, but there are definitely large gaps in coverage for service of this delicacy. If I were to open a bubble tea shop in the Vancouver (Washington) area, where would the best place be to open it?</text:p>
      <text:p text:style-name="P5"/>
      <text:p text:style-name="P5"/>
      <text:p text:style-name="P8">Data</text:p>
      <text:p text:style-name="P8"/>
      <text:p text:style-name="P1"><text:span text:style-name="T4"><text:tab/>For </text:span><text:span text:style-name="T5">general venue info</text:span><text:span text:style-name="T4">rmation, I </text:span><text:span text:style-name="T14">used</text:span><text:span text:style-name="T4"> </text:span><text:span text:style-name="T5">foursquare. </text:span><text:span text:style-name="T4">It provides excellent location based data on what venues are in areas and where they are. <text:tab/>Unfortunately bubble tea shops in the area do not seem to perfectly match up with </text:span><text:span text:style-name="T13">F</text:span><text:span text:style-name="T4">oursquare’s data. So to get more accurate shop information, I had to use my own knowledge of the area as well as web listings to check all possible shops. Many of the venues listed were either no longer in business or didn’t offer bubble tea, but by the end of checking search results and venue listings, I was fairly confident I had found all the real and currently in business bubble tea shops in the area. Coordinate data for these locations was gathered from google maps.</text:span></text:p>
      <text:p text:style-name="P9"><text:tab/><text:span text:style-name="T2">Additionally, I found z</text:span>ip code <text:span text:style-name="T2">area </text:span>data <text:span text:style-name="T2">from inspecting the following link’s source code: </text:span>https://washington.hometownlocator.com/zip-codes/zipcodes,city,vancouver.cfm</text:p>
      <text:p text:style-name="P5"/>
      <text:p text:style-name="P5"/>
      <text:p text:style-name="P7">Methodology</text:p>
      <text:p text:style-name="P5"/>
      <text:p text:style-name="P1"><text:span text:style-name="T5"><text:tab/></text:span><text:span text:style-name="T6">To get an idea for the area I was working with, I used the zip code coordinate data to calculate the center of each zip code area, and used python’s folium library to display the city and its zip codes. I was further able to use this data to calculate a rough area to search for venues in.</text:span></text:p>
      <text:p text:style-name="P1"><text:span text:style-name="T6"><text:tab/></text:span><text:span text:style-name="T7">From there, I went on to get foursquare venue data. I queried it for venues nearby the center of each zip code to get fairly good coverage of the region, and converted the query results into a Pandas DataFrame containing the following venue information: Zip Code, Venue, Venue ID, Venue Latitude, Venue Longitude, and Venue Category.</text:span></text:p>
      <text:p text:style-name="P1"><text:span text:style-name="T7"><text:tab/>I explored the data to see what venues were common in the area, and checked for bubble tea venue information. As mentioned in the data section, there were some issues with the accuracy of the information on bubble tea venues, probably partly because it returned a lot of tea and coffee shops that didn’t sell bubble tea, and partly because some of the venue information was outdated due </text:span><text:soft-page-break/><text:span text:style-name="T7">to shops closing. </text:span><text:span text:style-name="T8">So I eventually had to gather the data myself as best I could through search engines, google maps, and personal knowledge of the area.</text:span></text:p>
      <text:p text:style-name="P13"><text:tab/>With this information, I started on trying to solve the original question of where would be the ideal location for another bubble tea shop. I created a grid of points that were to be scored on quality of location, positively correlated with proximity to other venues, and negatively correlated with proximity to existing bubble tea shops. This in my estimation should find a location that was both good for business, and lacking in competition from other bubble tea venues.</text:p>
      <text:p text:style-name="P13"/>
      <text:p text:style-name="P13"/>
      <text:p text:style-name="P14">Results</text:p>
      <text:p text:style-name="P11"><text:span text:style-name="T8"><text:tab/>After tweaking the logic and number of points some to refine the display and make the calculations complete in under an hour (distance calculations between hundreds of venues for each </text:span><text:span text:style-name="T9">point in a grid with several thousand points was a little too ambitious</text:span><text:span text:style-name="T8">), </text:span><text:span text:style-name="T9">I was able to make a map detailing the rough suitability of locations, along with highlighting the location with the highest score. That location </text:span><text:span text:style-name="T15">ended up being</text:span><text:span text:style-name="T10"> </text:span><text:span text:style-name="T9">in the area of Southeast 164</text:span><text:span text:style-name="T1">th</text:span><text:span text:style-name="T9"> Avenue and Southeast McGrillivray Boulevard.</text:span></text:p>
      <text:p text:style-name="P16"/>
      <text:p text:style-name="P16"/>
      <text:p text:style-name="P15">Discussion</text:p>
      <text:p text:style-name="P10"><text:span text:style-name="T9"><text:tab/></text:span><text:span text:style-name="T10">Some of the locations that scored well surprised me, but the logic seems to check out. I think part of it is I’m not used to thinking in terms of venue distribution. In my head, I was prioritizing distance from other bubble tea shops. Being far away from competition though is in no way a guarantee of success though, and if that was the only criteria then the ideal location for a new venue would be in the middle of nowhere. Obviously though, any shop that doesn’t have many potential customers in its area is going to fail. So I </text:span><text:span text:style-name="T11">used a calculation that would allow venue density to tell me indirectly where there would be many potential customers.</text:span></text:p>
      <text:p text:style-name="P17"><text:tab/>These results might be further improved with a deeper understanding of who potential customers for bubble tea would be, crossed with census information for the area. It may be that proximity to high schools or other types of locations is more advantageous for bubble tea shops then for other venues.</text:p>
      <text:p text:style-name="P18"/>
      <text:p text:style-name="P2"><text:span text:style-name="T12">C</text:span><text:span text:style-name="T3">onclusion</text:span></text:p>
      <text:p text:style-name="P12"><text:span text:style-name="T11"><text:tab/>I think this </text:span><text:span text:style-name="T12">is a solid recommendation for where to look to open a bubble tea shop. </text:span><text:span text:style-name="T3">And the methods used here, venue data on the competition and venues in the area in general used to generate a weighted grid of an area, could be useful in finding possible locations for other types of venues in other cities as we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22:47:15.417149140</meta:creation-date>
    <dc:date>2020-11-06T04:48:36.000275849</dc:date>
    <meta:editing-duration>PT4H6M48S</meta:editing-duration>
    <meta:editing-cycles>8</meta:editing-cycles>
    <meta:generator>LibreOffice/6.4.6.2$Linux_X86_64 LibreOffice_project/40$Build-2</meta:generator>
    <meta:document-statistic meta:table-count="0" meta:image-count="0" meta:object-count="0" meta:page-count="2" meta:paragraph-count="20" meta:word-count="814" meta:character-count="4690" meta:non-whitespace-character-count="3884"/>
  </office:meta>
</office:document-meta>
</file>